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9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58.95pt"/>
    </style:style>
    <style:style style:name="co4" style:family="table-column">
      <style:table-column-properties fo:break-before="auto" style:column-width="335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418.39pt"/>
    </style:style>
    <style:style style:name="co7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36" style:family="table-cell" style:parent-style-name="Default">
      <style:table-cell-properties fo:background-color="#eeeeee"/>
    </style:style>
    <style:style style:name="ce3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</style:style>
    <style:style style:name="ce4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oadmap" table:style-name="ta1">
        <table:table-column table:style-name="co1" table:default-cell-style-name="ce21"/>
        <table:table-column table:style-name="co2" table:number-columns-repeated="6" table:default-cell-style-name="Default"/>
        <table:table-row table:style-name="ro1">
          <table:table-cell table:style-name="ce19" office:value-type="float" office:value="0.14" calcext:value-type="float">
            <text:p>0.14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Build-line farm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2" office:value-type="float" office:value="0.15" calcext:value-type="float">
            <text:p>0.15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Build operations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Improve unit finding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Improve unit updating</text:p>
          </table:table-cell>
          <table:table-cell table:number-columns-repeated="6"/>
        </table:table-row>
        <table:table-row table:style-name="ro1">
          <table:table-cell table:style-name="ce36" office:value-type="string" calcext:value-type="string">
            <text:p>Allied goals and sn’s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Gather wood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Gather gold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Gather stone</text:p>
          </table:table-cell>
          <table:table-cell table:number-columns-repeated="6"/>
        </table:table-row>
        <table:table-row table:style-name="ro1">
          <table:table-cell table:style-name="ce37"/>
          <table:table-cell table:number-columns-repeated="6"/>
        </table:table-row>
        <table:table-row table:style-name="ro1">
          <table:table-cell table:style-name="ce40" office:value-type="string" calcext:value-type="string">
            <text:p>0.16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Gather berries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Gather sheep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Gather farm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Building footprints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Tile obstructions</text:p>
          </table:table-cell>
          <table:table-cell table:number-columns-repeated="6"/>
        </table:table-row>
        <table:table-row table:style-name="ro1">
          <table:table-cell table:style-name="ce37"/>
          <table:table-cell table:number-columns-repeated="6"/>
        </table:table-row>
        <table:table-row table:style-name="ro1">
          <table:table-cell table:style-name="ce40" office:value-type="string" calcext:value-type="string">
            <text:p>0.17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Military manager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Scout controller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Build-line all buildings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Auto eco techs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20" office:value-type="string" calcext:value-type="string">
            <text:p>Gatherer controller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20" office:value-type="string" calcext:value-type="string">
            <text:p>Farmer controller</text:p>
          </table:table-cell>
          <table:table-cell table:number-columns-repeated="5"/>
          <table:table-cell table:style-name="ce41"/>
        </table:table-row>
        <table:table-row table:style-name="ro1">
          <table:table-cell table:style-name="ce20" office:value-type="string" calcext:value-type="string">
            <text:p>Builder controller</text:p>
          </table:table-cell>
          <table:table-cell table:number-columns-repeated="5"/>
          <table:table-cell table:style-name="ce41"/>
        </table:table-row>
        <table:table-row table:style-name="ro1">
          <table:table-cell table:style-name="ce37"/>
          <table:table-cell table:number-columns-repeated="6"/>
        </table:table-row>
        <table:table-row table:style-name="ro1">
          <table:table-cell table:style-name="ce40" office:value-type="string" calcext:value-type="string">
            <text:p>0.18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9" office:value-type="string" calcext:value-type="string">
            <text:p>Attacker controller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9" office:value-type="string" calcext:value-type="string">
            <text:p>Heal controller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9" office:value-type="string" calcext:value-type="string">
            <text:p>Diplomacy manager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9" office:value-type="string" calcext:value-type="string">
            <text:p>Taunts and flares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Team id and communication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Strategies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Auto update gatherers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Auto production buildings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Hunter contro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42" office:value-type="string" calcext:value-type="string">
            <text:p>1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 AOC 1.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42" office:value-type="string" calcext:value-type="string">
            <text:p>2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 W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42" office:value-type="string" calcext:value-type="string">
            <text:p>3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 D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42" office:value-type="string" calcext:value-type="string">
            <text:p>4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 water map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43" office:value-type="string" calcext:value-type="string">
            <text:p>5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 mods</text:p>
          </table:table-cell>
          <table:table-cell table:number-columns-repeated="6"/>
        </table:table-row>
        <table:table-row table:style-name="ro1" table:number-rows-repeated="104852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tructure" table:style-name="ta1">
        <table:table-column table:style-name="co3" table:default-cell-style-name="Default"/>
        <table:table-column table:style-name="co4" table:default-cell-style-name="ce46"/>
        <table:table-row table:style-name="ro1">
          <table:table-cell table:style-name="ce44" office:value-type="string" calcext:value-type="string">
            <text:p>Managers</text:p>
          </table:table-cell>
          <table:table-cell table:style-name="ce44" office:value-type="string" calcext:value-type="string">
            <text:p>Unit Controller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verything except unit control</text:p>
          </table:table-cell>
          <table:table-cell office:value-type="string" calcext:value-type="string">
            <text:p>Scout controller</text:p>
          </table:table-cell>
        </table:table-row>
        <table:table-row table:style-name="ro1">
          <table:table-cell/>
          <table:table-cell office:value-type="string" calcext:value-type="string">
            <text:p>Gatherer controller</text:p>
          </table:table-cell>
        </table:table-row>
        <table:table-row table:style-name="ro1">
          <table:table-cell table:style-name="ce45" office:value-type="string" calcext:value-type="string">
            <text:p>Building manager</text:p>
          </table:table-cell>
          <table:table-cell office:value-type="string" calcext:value-type="string">
            <text:p>Farmer controller</text:p>
          </table:table-cell>
        </table:table-row>
        <table:table-row table:style-name="ro1">
          <table:table-cell/>
          <table:table-cell office:value-type="string" calcext:value-type="string">
            <text:p>Attacker controller</text:p>
          </table:table-cell>
        </table:table-row>
        <table:table-row table:style-name="ro1">
          <table:table-cell office:value-type="string" calcext:value-type="string">
            <text:p>Determine building placements</text:p>
          </table:table-cell>
          <table:table-cell office:value-type="string" calcext:value-type="string">
            <text:p>Healer controller</text:p>
          </table:table-cell>
        </table:table-row>
        <table:table-row table:style-name="ro1">
          <table:table-cell/>
          <table:table-cell office:value-type="string" calcext:value-type="string">
            <text:p>Hunter controller</text:p>
          </table:table-cell>
        </table:table-row>
        <table:table-row table:style-name="ro1">
          <table:table-cell table:style-name="ce45" office:value-type="string" calcext:value-type="string">
            <text:p>Econom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in civilian units</text:p>
          </table:table-cell>
          <table:table-cell/>
        </table:table-row>
        <table:table-row table:style-name="ro1">
          <table:table-cell office:value-type="string" calcext:value-type="string">
            <text:p>Build eco buildings</text:p>
          </table:table-cell>
          <table:table-cell/>
        </table:table-row>
        <table:table-row table:style-name="ro1">
          <table:table-cell office:value-type="string" calcext:value-type="string">
            <text:p>Research eco techs</text:p>
          </table:table-cell>
          <table:table-cell/>
        </table:table-row>
        <table:table-row table:style-name="ro1">
          <table:table-cell office:value-type="string" calcext:value-type="string">
            <text:p>Provide eco inform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5" office:value-type="string" calcext:value-type="string">
            <text:p>Militar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in military units</text:p>
          </table:table-cell>
          <table:table-cell/>
        </table:table-row>
        <table:table-row table:style-name="ro1">
          <table:table-cell office:value-type="string" calcext:value-type="string">
            <text:p>Build military buildings</text:p>
          </table:table-cell>
          <table:table-cell/>
        </table:table-row>
        <table:table-row table:style-name="ro1">
          <table:table-cell office:value-type="string" calcext:value-type="string">
            <text:p>Research military techs</text:p>
          </table:table-cell>
          <table:table-cell/>
        </table:table-row>
        <table:table-row table:style-name="ro1">
          <table:table-cell office:value-type="string" calcext:value-type="string">
            <text:p>Provide military inform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5" office:value-type="string" calcext:value-type="string">
            <text:p>Strategy manager</text:p>
          </table:table-cell>
          <table:table-cell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Decide which and how many units to train</text:p>
          </table:table-cell>
          <table:table-cell table:style-name="Default"/>
        </table:table-row>
        <table:table-row table:style-name="ro1">
          <table:table-cell office:value-type="string" calcext:value-type="string">
            <text:p>Set eco priorities</text:p>
          </table:table-cell>
          <table:table-cell table:style-name="Default"/>
        </table:table-row>
        <table:table-row table:style-name="ro1">
          <table:table-cell office:value-type="string" calcext:value-type="string">
            <text:p>Determine budget for eco &amp; military manager</text:p>
          </table:table-cell>
          <table:table-cell table:style-name="Default"/>
        </table:table-row>
        <table:table-row table:style-name="ro1">
          <table:table-cell office:value-type="string" calcext:value-type="string">
            <text:p>Decide which techs to research</text:p>
          </table:table-cell>
          <table:table-cell table:style-name="Default"/>
        </table:table-row>
        <table:table-row table:style-name="ro1">
          <table:table-cell office:value-type="string" calcext:value-type="string">
            <text:p>Decide when and who to attack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45" office:value-type="string" calcext:value-type="string">
            <text:p>Diplomacy manager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Team information sharing</text:p>
          </table:table-cell>
          <table:table-cell table:style-name="Default"/>
        </table:table-row>
        <table:table-row table:style-name="ro1">
          <table:table-cell office:value-type="string" calcext:value-type="string">
            <text:p>Team coordinat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Provide info on enemies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45" office:value-type="string" calcext:value-type="string">
            <text:p>Units manager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46" office:value-type="string" calcext:value-type="string">
            <text:p>Manage unit controllers</text:p>
          </table:table-cell>
          <table:table-cell table:style-name="Default"/>
        </table:table-row>
      </table:table>
      <table:table table:name="Team" table:style-name="ta1">
        <table:table-column table:style-name="co5" table:default-cell-style-name="ce38"/>
        <table:table-column table:style-name="co6" table:default-cell-style-name="ce38"/>
        <table:table-column table:style-name="co2" table:number-columns-repeated="1022" table:default-cell-style-name="ce38"/>
        <table:table-row table:style-name="ro1">
          <table:table-cell table:style-name="ce26" office:value-type="string" calcext:value-type="string">
            <text:p>Sn</text:p>
          </table:table-cell>
          <table:table-cell table:style-name="ce26" office:value-type="string" calcext:value-type="string">
            <text:p>Use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Protocol version (= 17231)</text:p>
          </table:table-cell>
          <table:table-cell table:number-columns-repeated="102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Identity (goal 420)</text:p>
          </table:table-cell>
          <table:table-cell table:number-columns-repeated="102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own under attack: 1 = under attack, 0 = not under attack (goal 11)</text:p>
          </table:table-cell>
          <table:table-cell table:number-columns-repeated="102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ttacking: 1 = attacking, 0 = not attacking (goal 392)</text:p>
          </table:table-cell>
          <table:table-cell table:number-columns-repeated="102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Position: 1 = flank, 2 = pocket (goal 46)</text:p>
          </table:table-cell>
          <table:table-cell table:number-columns-repeated="102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Position self x (goal 478)</text:p>
          </table:table-cell>
          <table:table-cell table:number-columns-repeated="102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Position self y (goal 479)</text:p>
          </table:table-cell>
          <table:table-cell table:number-columns-repeated="102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Michi Cut Priority: 0 = nothing, 4535 = you want priority to cut forests in MICHI (goal 499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 all the following, set to -1 if unus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obstructed tile x</text:p>
          </table:table-cell>
          <table:table-cell table:number-columns-repeated="102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bstructed tile y</text:p>
          </table:table-cell>
          <table:table-cell table:number-columns-repeated="102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unobstructed tile x</text:p>
          </table:table-cell>
          <table:table-cell table:number-columns-repeated="102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unobstructed tile y</text:p>
          </table:table-cell>
          <table:table-cell table:number-columns-repeated="102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unit id</text:p>
          </table:table-cell>
          <table:table-cell table:number-columns-repeated="102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unit player id</text:p>
          </table:table-cell>
          <table:table-cell table:number-columns-repeated="102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unit type id</text:p>
          </table:table-cell>
          <table:table-cell table:number-columns-repeated="102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unit position x</text:p>
          </table:table-cell>
          <table:table-cell table:number-columns-repeated="102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unit position y</text:p>
          </table:table-cell>
          <table:table-cell table:number-columns-repeated="102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unit id for unit that has died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wall build time in seconds of game time, -1 = no team wall</text:p>
          </table:table-cell>
          <table:table-cell table:number-columns-repeated="102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p1 w1 x</text:p>
          </table:table-cell>
          <table:table-cell table:number-columns-repeated="102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p1 w1 y</text:p>
          </table:table-cell>
          <table:table-cell table:number-columns-repeated="102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p1 w2 x</text:p>
          </table:table-cell>
          <table:table-cell table:number-columns-repeated="102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p1 w2 y</text:p>
          </table:table-cell>
          <table:table-cell table:number-columns-repeated="102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p1 w3 x</text:p>
          </table:table-cell>
          <table:table-cell table:number-columns-repeated="102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p1 w3 y</text:p>
          </table:table-cell>
          <table:table-cell table:number-columns-repeated="102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p2 w1 x</text:p>
          </table:table-cell>
          <table:table-cell table:number-columns-repeated="102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p2 w1 y</text:p>
          </table:table-cell>
          <table:table-cell table:number-columns-repeated="102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p2 w2 x</text:p>
          </table:table-cell>
          <table:table-cell table:number-columns-repeated="102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p2 w2 y</text:p>
          </table:table-cell>
          <table:table-cell table:number-columns-repeated="10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2 w3 x</text:p>
          </table:table-cell>
          <table:table-cell table:number-columns-repeated="102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p2 w3 y</text:p>
          </table:table-cell>
          <table:table-cell table:number-columns-repeated="102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3 w1 x</text:p>
          </table:table-cell>
          <table:table-cell table:number-columns-repeated="102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p3 w1 y</text:p>
          </table:table-cell>
          <table:table-cell table:number-columns-repeated="102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p3 w2 x</text:p>
          </table:table-cell>
          <table:table-cell table:number-columns-repeated="102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p3 w2 y</text:p>
          </table:table-cell>
          <table:table-cell table:number-columns-repeated="102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p3 w3 x</text:p>
          </table:table-cell>
          <table:table-cell table:number-columns-repeated="102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3 w3 y</text:p>
          </table:table-cell>
          <table:table-cell table:number-columns-repeated="102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p4 w1 x</text:p>
          </table:table-cell>
          <table:table-cell table:number-columns-repeated="102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4 w1 y</text:p>
          </table:table-cell>
          <table:table-cell table:number-columns-repeated="102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p4 w2 x</text:p>
          </table:table-cell>
          <table:table-cell table:number-columns-repeated="102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p4 w2 y</text:p>
          </table:table-cell>
          <table:table-cell table:number-columns-repeated="102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p4 w3 x</text:p>
          </table:table-cell>
          <table:table-cell table:number-columns-repeated="102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p4 w3 y</text:p>
          </table:table-cell>
          <table:table-cell table:number-columns-repeated="102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p5 w1 x</text:p>
          </table:table-cell>
          <table:table-cell table:number-columns-repeated="102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p5 w1 y</text:p>
          </table:table-cell>
          <table:table-cell table:number-columns-repeated="102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5 w2 x</text:p>
          </table:table-cell>
          <table:table-cell table:number-columns-repeated="102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5 w2 y</text:p>
          </table:table-cell>
          <table:table-cell table:number-columns-repeated="102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5 w3 x</text:p>
          </table:table-cell>
          <table:table-cell table:number-columns-repeated="102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5 w3 y</text:p>
          </table:table-cell>
          <table:table-cell table:number-columns-repeated="102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p6 w1 x</text:p>
          </table:table-cell>
          <table:table-cell table:number-columns-repeated="102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6 w1 y</text:p>
          </table:table-cell>
          <table:table-cell table:number-columns-repeated="102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p6 w2 x</text:p>
          </table:table-cell>
          <table:table-cell table:number-columns-repeated="102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6 w2 y</text:p>
          </table:table-cell>
          <table:table-cell table:number-columns-repeated="102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6 w3 x</text:p>
          </table:table-cell>
          <table:table-cell table:number-columns-repeated="102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p6 w3 y</text:p>
          </table:table-cell>
          <table:table-cell table:number-columns-repeated="102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p7 w1 x</text:p>
          </table:table-cell>
          <table:table-cell table:number-columns-repeated="102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p7 w1 y</text:p>
          </table:table-cell>
          <table:table-cell table:number-columns-repeated="102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p7 w2 x</text:p>
          </table:table-cell>
          <table:table-cell table:number-columns-repeated="102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p7 w2 y</text:p>
          </table:table-cell>
          <table:table-cell table:number-columns-repeated="102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p7 w3 x</text:p>
          </table:table-cell>
          <table:table-cell table:number-columns-repeated="102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p7 w3 y</text:p>
          </table:table-cell>
          <table:table-cell table:number-columns-repeated="102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p8 w1 x</text:p>
          </table:table-cell>
          <table:table-cell table:number-columns-repeated="102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p8 w1 y</text:p>
          </table:table-cell>
          <table:table-cell table:number-columns-repeated="102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p8 w2 x</text:p>
          </table:table-cell>
          <table:table-cell table:number-columns-repeated="102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p8 w2 y</text:p>
          </table:table-cell>
          <table:table-cell table:number-columns-repeated="102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p8 w3 x</text:p>
          </table:table-cell>
          <table:table-cell table:number-columns-repeated="102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p8 w3 y</text:p>
          </table:table-cell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ms" table:style-name="ta1">
        <table:table-column table:style-name="co7" table:number-columns-repeated="20" table:default-cell-style-name="ce49"/>
        <table:table-column table:style-name="co2" table:number-columns-repeated="1004" table:default-cell-style-name="ce49"/>
        <table:table-row table:style-name="ro1">
          <table:table-cell table:number-columns-repeated="5"/>
          <table:table-cell office:value-type="string" calcext:value-type="string">
            <text:p>T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*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ILL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number-columns-repeated="8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 style:data-style-name="N2" text:time-value="21:04:32.7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5:43:19.510000000</meta:creation-date>
    <dc:date>2021-11-05T21:08:06.444000000</dc:date>
    <meta:editing-duration>P1DT10H5M5S</meta:editing-duration>
    <meta:editing-cycles>61</meta:editing-cycles>
    <meta:generator>LibreOffice/6.0.3.2$Windows_X86_64 LibreOffice_project/8f48d515416608e3a835360314dac7e47fd0b821</meta:generator>
    <meta:document-statistic meta:table-count="4" meta:cell-count="352" meta:object-count="0"/>
  </office:meta>
</office:document-meta>
</file>